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6ebaa" officeooo:paragraph-rsid="0016ebaa"/>
    </style:style>
    <style:style style:name="P4" style:family="paragraph" style:parent-style-name="Standard">
      <style:text-properties officeooo:rsid="0016ebaa" officeooo:paragraph-rsid="001df67c"/>
    </style:style>
    <style:style style:name="P5" style:family="paragraph" style:parent-style-name="Standard">
      <style:text-properties officeooo:rsid="0016ebaa" officeooo:paragraph-rsid="001fb4d3"/>
    </style:style>
    <style:style style:name="P6" style:family="paragraph" style:parent-style-name="Standard">
      <style:text-properties officeooo:rsid="00170cc9" officeooo:paragraph-rsid="00170cc9"/>
    </style:style>
    <style:style style:name="P7" style:family="paragraph" style:parent-style-name="Standard">
      <style:text-properties officeooo:rsid="0019e00e" officeooo:paragraph-rsid="0019e00e"/>
    </style:style>
    <style:style style:name="P8" style:family="paragraph" style:parent-style-name="Standard">
      <style:text-properties fo:font-style="normal" fo:font-weight="normal" officeooo:rsid="00170cc9" officeooo:paragraph-rsid="00170cc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70cc9" officeooo:paragraph-rsid="0021fdd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e3c4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b4d3" style:font-style-asian="italic" style:font-weight-asian="normal" style:font-style-complex="italic" style:font-weight-complex="normal"/>
    </style:style>
    <style:style style:name="T6" style:family="text">
      <style:text-properties officeooo:rsid="00145f6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e3c4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70cc9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fb4d3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968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0cc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ce3c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b4d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122b5" style:font-style-asian="normal" style:font-weight-asian="normal" style:font-style-complex="normal" style:font-weight-complex="normal"/>
    </style:style>
    <style:style style:name="T18" style:family="text">
      <style:text-properties officeooo:rsid="0018c6c4"/>
    </style:style>
    <style:style style:name="T19" style:family="text">
      <style:text-properties officeooo:rsid="001df67c"/>
    </style:style>
    <style:style style:name="T20" style:family="text">
      <style:text-properties officeooo:rsid="0021f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<text:span text:style-name="T6">Pin</text:span></text:p>
      <text:p text:style-name="P1"/>
      <text:p text:style-name="P1">Es<text:span text:style-name="T6">te módulo gestiona cada pin que existe en la placa, por lo que se podrían crear tantas instancias como pines tenga la placa.</text:span> </text:p>
      <text:p text:style-name="P1"/>
      <text:p text:style-name="P3">Las propiedades principales <text:span text:style-name="T18">s</text:span>on:</text:p>
      <text:p text:style-name="P3"><text:span text:style-name="T1">Board</text:span>: Instancia de placa.</text:p>
      <text:p text:style-name="P3"><text:span text:style-name="T1">Pin</text:span>: número de pin en la placa</text:p>
      <text:p text:style-name="P4"><text:span text:style-name="T1">Mode</text:span>: Modo en que actuará el pin, <text:span text:style-name="T19">uno de (PIN_MODE_INPUT, PIN_MODE_OUTPUT, PIN_MODE_ANALOG, PIN_MODE_PWM, PIN_MODE_PULLUP), los otros modos de pin no funcionan con TPin.</text:span></text:p>
      <text:p text:style-name="P3"/>
      <text:p text:style-name="P3"><text:span text:style-name="T2">Pin</text:span> y <text:span text:style-name="T2">Mode</text:span> se comprueban sólo cuando se intenta activar la instancia correspondiente, mostrando un error si fuera el caso, también se comprueba si el pin está asignado a otra instancia <text:span text:style-name="T2">TPin</text:span> o pertenece a un módulo activo.</text:p>
      <text:p text:style-name="P3"/>
      <text:p text:style-name="P5">Cuando se activa un pin en un modo de entrada, se activa el <text:span text:style-name="T2">report pin </text:span><text:span text:style-name="T3">(informe de estado del pin)</text:span><text:span text:style-name="T7">, </text:span><text:span text:style-name="T8">dejando la</text:span><text:span text:style-name="T7"> propiedad </text:span><text:span text:style-name="T9">Reporting</text:span><text:span text:style-name="T12"> </text:span><text:span text:style-name="T15">en true, </text:span><text:span text:style-name="T16">si esta propiedad es True, los informes se reciben con el </text:span><text:span text:style-name="T14">evento </text:span><text:span text:style-name="T10">OnPinValue</text:span><text:span text:style-name="T14">.</text:span></text:p>
      <text:p text:style-name="P5"><text:span text:style-name="T16">El modo </text:span><text:span text:style-name="T5">Reporting</text:span><text:span text:style-name="T16"> se </text:span><text:span text:style-name="T12">puede desactivar/</text:span><text:span text:style-name="T16">activar</text:span><text:span text:style-name="T12"> este modo con la función </text:span><text:span text:style-name="T9">ReportPin</text:span><text:span text:style-name="T11">(</text:span><text:span text:style-name="T5">False/True</text:span><text:span text:style-name="T11">)</text:span><text:span text:style-name="T13">.</text:span></text:p>
      <text:p text:style-name="P3"><text:span text:style-name="T12">Las propiedades </text:span><text:span text:style-name="T9">State</text:span><text:span text:style-name="T12"> y </text:span><text:span text:style-name="T9">Value</text:span><text:span text:style-name="T12"> devuelven el último valor escrito y leído en el pin.</text:span></text:p>
      <text:p text:style-name="P6"><text:span text:style-name="T12">Para escribir un valor en un pin se utiliza la función </text:span><text:span text:style-name="T9">WriteValue</text:span><text:span text:style-name="T12"> si el pin está configurado en alguno de los modos de salida, el valor a escribir </text:span><text:span text:style-name="T17">depende del modo y su valor </text:span><text:span text:style-name="T12">se ajusta automáticamente a la resolución de dicho modo.</text:span></text:p>
      <text:p text:style-name="P6"><text:span text:style-name="T12">El evento </text:span><text:span text:style-name="T9">OnPinState</text:span><text:span text:style-name="T12"> es lanzado con la función </text:span><text:span text:style-name="T9">askPinState</text:span><text:span text:style-name="T12">, </text:span><text:span text:style-name="T15">que </text:span><text:span text:style-name="T12">devuelve el modo y estado del pin.</text:span></text:p>
      <text:p text:style-name="P8"/>
      <text:p text:style-name="P9"><text:span text:style-name="T20">El evento</text:span> <text:span text:style-name="T1">OnEnabled </text:span>se ejecuta <text:span text:style-name="T20">justo después de</text:span> activar la instancia y <text:span text:style-name="T1">OnDisabled</text:span> después de desactivar.</text:p>
      <text:p text:style-name="P9"/>
      <text:p text:style-name="P7"><text:span text:style-name="T12">Cuando se desactiva </text:span><text:span text:style-name="T13">una</text:span><text:span text:style-name="T12"> instancia </text:span><text:span text:style-name="T13">TPin</text:span><text:span text:style-name="T12">, se comprueba si hay </text:span><text:span text:style-name="T15">algún</text:span><text:span text:style-name="T12"> </text:span><text:span text:style-name="T4">report pin</text:span><text:span text:style-name="T12"> activo, si está activo se desactiva antes de desactivar el módul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2-11-18T13:25:37.215000000</dc:date>
    <meta:editing-duration>PT30M25S</meta:editing-duration>
    <meta:editing-cycles>1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4" meta:word-count="266" meta:character-count="1576" meta:non-whitespace-character-count="1323"/>
  </office:meta>
</office:document-meta>
</file>